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172a6" officeooo:paragraph-rsid="001172a6"/>
    </style:style>
    <style:style style:name="P2" style:family="paragraph" style:parent-style-name="Text_20_body">
      <style:text-properties fo:language="en" fo:country="US" officeooo:rsid="001172a6" officeooo:paragraph-rsid="001172a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1">
      <style:paragraph-properties fo:margin-top="0cm" fo:margin-bottom="0cm" style:contextual-spacing="false"/>
    </style:style>
    <style:style style:name="P31" style:family="paragraph" style:parent-style-name="Text_20_body" style:list-style-name="L22"/>
    <style:style style:name="P32" style:family="paragraph" style:parent-style-name="Text_20_body" style:list-style-name="L22">
      <style:paragraph-properties fo:margin-top="0cm" fo:margin-bottom="0cm" style:contextual-spacing="false"/>
    </style:style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. Введение</text:h>
      <text:h text:style-name="Heading_20_3" text:outline-level="3">A. Цель проекта:</text:h>
      <text:list text:style-name="L1">
        <text:list-item>
          <text:p text:style-name="P3">Создание функционального, привлекательного и удобного в использовании интернет-магазина кроссовок, который обеспечит удовлетворение потребительских потребностей и будет способствовать росту продаж.</text:p>
        </text:list-item>
      </text:list>
      <text:h text:style-name="Heading_20_3" text:outline-level="3">B. Описание бизнес-задач:</text:h>
      <text:list text:style-name="L2">
        <text:list-item>
          <text:p text:style-name="P5">Предложить широкий ассортимент кроссовок различных брендов.</text:p>
        </text:list-item>
        <text:list-item>
          <text:p text:style-name="P5">Обеспечить простой и интуитивно понятный интерфейс для пользователей.</text:p>
        </text:list-item>
        <text:list-item>
          <text:p text:style-name="P5">Гарантировать безопасность и надежность при оформлении заказов и оплате.</text:p>
        </text:list-item>
        <text:list-item>
          <text:p text:style-name="P4">Предоставить возможность оценки и отзывов о товарах для повышения уровня доверия.</text:p>
        </text:list-item>
      </text:list>
      <text:h text:style-name="Heading_20_3" text:outline-level="3">C. Ожидаемые результаты:</text:h>
      <text:list text:style-name="L3">
        <text:list-item>
          <text:p text:style-name="P6">Полнофункциональный интернет-магазин с высокой пользовательской оценкой, удовлетворяющий бизнес-потребности заказчика и конечных пользователей.</text:p>
        </text:list-item>
      </text:list>
      <text:h text:style-name="Heading_20_2" text:outline-level="2">II. Требования к функциональности</text:h>
      <text:h text:style-name="Heading_20_3" text:outline-level="3">A. Регистрация и аутентификация:</text:h>
      <text:list text:style-name="L4">
        <text:list-item>
          <text:p text:style-name="P8">Возможность регистрации новых пользователей.</text:p>
        </text:list-item>
        <text:list-item>
          <text:p text:style-name="P8">Вход в систему с использованием социальных сетей.</text:p>
        </text:list-item>
        <text:list-item>
          <text:p text:style-name="P7">Восстановление пароля через электронную почту.</text:p>
        </text:list-item>
      </text:list>
      <text:h text:style-name="Heading_20_3" text:outline-level="3">B. Поиск и фильтрация товаров:</text:h>
      <text:list text:style-name="L5">
        <text:list-item>
          <text:p text:style-name="P10">Поиск товаров по различным параметрам: бренд, размер, цвет, ценовой диапазон и т.д.</text:p>
        </text:list-item>
        <text:list-item>
          <text:p text:style-name="P9">Фильтрация результатов поиска для удобства выбора.</text:p>
        </text:list-item>
      </text:list>
      <text:h text:style-name="Heading_20_3" text:outline-level="3">C. Категории товаров:</text:h>
      <text:list text:style-name="L6">
        <text:list-item>
          <text:p text:style-name="P11">Каталог с удобной навигацией по категориям кроссовок.</text:p>
        </text:list-item>
      </text:list>
      <text:h text:style-name="Heading_20_3" text:outline-level="3">D. Корзина и оформление заказа:</text:h>
      <text:list text:style-name="L7">
        <text:list-item>
          <text:p text:style-name="P13">Добавление товаров в корзину.</text:p>
        </text:list-item>
        <text:list-item>
          <text:p text:style-name="P13">Просмотр содержимого корзины и изменение количества товаров.</text:p>
        </text:list-item>
        <text:list-item>
          <text:p text:style-name="P12">Оформление заказа с выбором способа оплаты и доставки.</text:p>
        </text:list-item>
      </text:list>
      <text:h text:style-name="Heading_20_3" text:outline-level="3">E. Профиль пользователя:</text:h>
      <text:list text:style-name="L8">
        <text:list-item>
          <text:p text:style-name="P15">Возможность просмотра и редактирования персональной информации.</text:p>
        </text:list-item>
        <text:list-item>
          <text:p text:style-name="P14">История заказов и их статусы.</text:p>
        </text:list-item>
      </text:list>
      <text:h text:style-name="Heading_20_3" text:outline-level="3"><text:soft-page-break/>F. Отзывы и рейтинги:</text:h>
      <text:list text:style-name="L9">
        <text:list-item>
          <text:p text:style-name="P17">Возможность пользователей оставлять отзывы о кроссовках.</text:p>
        </text:list-item>
        <text:list-item>
          <text:p text:style-name="P16">Рейтинг товаров на основе отзывов.</text:p>
        </text:list-item>
      </text:list>
      <text:h text:style-name="Heading_20_3" text:outline-level="3">G. Управление ассортиментом:</text:h>
      <text:list text:style-name="L10">
        <text:list-item>
          <text:p text:style-name="P18">Возможность администраторам добавлять, редактировать и удалять товары.</text:p>
        </text:list-item>
      </text:list>
      <text:h text:style-name="Heading_20_3" text:outline-level="3">H. Административная панель:</text:h>
      <text:list text:style-name="L11">
        <text:list-item>
          <text:p text:style-name="P19">Интерфейс для управления заказами, товарами, пользователями, отзывами и другими аспектами системы.</text:p>
        </text:list-item>
      </text:list>
      <text:h text:style-name="Heading_20_2" text:outline-level="2">III. Требования к дизайну и пользовательскому интерфейсу</text:h>
      <text:h text:style-name="Heading_20_3" text:outline-level="3">A. Общий стиль и эстетика:</text:h>
      <text:list text:style-name="L12">
        <text:list-item>
          <text:p text:style-name="P20">Современный, привлекательный и эстетичный дизайн, соответствующий тематике магазина.</text:p>
        </text:list-item>
      </text:list>
      <text:h text:style-name="Heading_20_3" text:outline-level="3">B. Цветовая схема:</text:h>
      <text:list text:style-name="L13">
        <text:list-item>
          <text:p text:style-name="P21">Выбор цветовой палитры, соответствующей брендингу магазина и удобной для пользователей.</text:p>
        </text:list-item>
      </text:list>
      <text:h text:style-name="Heading_20_3" text:outline-level="3">C. Макеты страниц:</text:h>
      <text:list text:style-name="L14">
        <text:list-item>
          <text:p text:style-name="P22">Разработка макетов для главной страницы, страницы товара, корзины, страницы категорий и профиля пользователя.</text:p>
        </text:list-item>
      </text:list>
      <text:h text:style-name="Heading_20_3" text:outline-level="3">D. Адаптивный дизайн:</text:h>
      <text:list text:style-name="L15">
        <text:list-item>
          <text:p text:style-name="P23">Гарантирование отличного отображения на различных устройствах (компьютеры, планшеты, смартфоны).</text:p>
        </text:list-item>
      </text:list>
      <text:h text:style-name="Heading_20_3" text:outline-level="3">E. Интерактивные элементы:</text:h>
      <text:list text:style-name="L16">
        <text:list-item>
          <text:p text:style-name="P24">Использование анимаций и интерактивных элементов для улучшения пользовательского опыта.</text:p>
        </text:list-item>
      </text:list>
      <text:h text:style-name="P1" text:outline-level="2">IV. Требования к производительности</text:h>
      <text:h text:style-name="Heading_20_3" text:outline-level="3">A. Скорость загрузки страниц:</text:h>
      <text:list text:style-name="L17">
        <text:list-item>
          <text:p text:style-name="P25">Оптимизация кода и ресурсов для быстрой загрузки страниц сайта.</text:p>
        </text:list-item>
      </text:list>
      <text:h text:style-name="Heading_20_3" text:outline-level="3">B. Масштабируемость:</text:h>
      <text:list text:style-name="L18">
        <text:list-item>
          <text:p text:style-name="P26">Обеспечение возможности масштабирования системы с увеличением трафика и числа пользователей.</text:p>
        </text:list-item>
      </text:list>
      <text:h text:style-name="Heading_20_3" text:outline-level="3"><text:soft-page-break/>C. Безопасность данных:</text:h>
      <text:list text:style-name="L19">
        <text:list-item>
          <text:p text:style-name="P27">Гарантировать защиту пользовательских данных, в том числе при передаче через сеть.</text:p>
        </text:list-item>
      </text:list>
      <text:h text:style-name="Heading_20_3" text:outline-level="3">D. Оптимизация изображений:</text:h>
      <text:list text:style-name="L20">
        <text:list-item>
          <text:p text:style-name="P28">Автоматическая оптимизация изображений для улучшения производительности сайта.</text:p>
        </text:list-item>
      </text:list>
      <text:h text:style-name="Heading_20_2" text:outline-level="2">V. Архитектура и технологии</text:h>
      <text:h text:style-name="Heading_20_3" text:outline-level="3">A. Front-end технологии:</text:h>
      <text:list text:style-name="L21">
        <text:list-item>
          <text:p text:style-name="P30">Использование HTML, CSS, JavaScript для разработки клиентской части.</text:p>
        </text:list-item>
        <text:list-item>
          <text:p text:style-name="P29">Работа с фреймворками, такими как React, Angular или Vue.js.</text:p>
        </text:list-item>
      </text:list>
      <text:h text:style-name="Heading_20_3" text:outline-level="3">B. Back-end технологии:</text:h>
      <text:list text:style-name="L22">
        <text:list-item>
          <text:p text:style-name="P32">Выбор языка программирования (например, Python, Node.js, Ruby).</text:p>
        </text:list-item>
        <text:list-item>
          <text:p text:style-name="P31">Разработка серверной части с использованием фреймворка (например, Django, Express.js, Ruby on Rails).</text:p>
        </text:list-item>
      </text:list>
      <text:h text:style-name="Heading_20_3" text:outline-level="3">C. Интеграции с платежными системами:</text:h>
      <text:list text:style-name="L23">
        <text:list-item>
          <text:p text:style-name="P33">Интеграция платежных шлюзов (например, PayPal, Stripe) для обеспечения безопасных платежей.</text:p>
        </text:list-item>
      </text:list>
      <text:h text:style-name="Heading_20_3" text:outline-level="3">D. База данных:</text:h>
      <text:list text:style-name="L24">
        <text:list-item>
          <text:p text:style-name="P34">Использование реляционной или NoSQL базы данных (например, PostgreSQL, MySQL, MongoDB) для хранения данных.</text:p>
        </text:list-item>
      </text:list>
      <text:h text:style-name="Heading_20_2" text:outline-level="2">VI. Тестирование и контроль качества</text:h>
      <text:h text:style-name="Heading_20_3" text:outline-level="3">A. План тестирования:</text:h>
      <text:list text:style-name="L25">
        <text:list-item>
          <text:p text:style-name="P35">Разработка плана тестирования для проверки функциональности, производительности и безопасности.</text:p>
        </text:list-item>
      </text:list>
      <text:h text:style-name="Heading_20_3" text:outline-level="3">B. Автоматизированное тестирование:</text:h>
      <text:list text:style-name="L26">
        <text:list-item>
          <text:p text:style-name="P36">Разработка автоматизированных тестов для регулярной проверки основных функций приложения.</text:p>
        </text:list-item>
      </text:list>
      <text:h text:style-name="Heading_20_3" text:outline-level="3">C. Тестирование безопасности:</text:h>
      <text:list text:style-name="L27">
        <text:list-item>
          <text:p text:style-name="P37">Проведение тестирования на наличие уязвимостей и обеспечение безопасности данных пользователей.</text:p>
        </text:list-item>
      </text:list>
      <text:h text:style-name="Heading_20_3" text:outline-level="3">D. Оценка производительности:</text:h>
      <text:list text:style-name="L28">
        <text:list-item>
          <text:p text:style-name="P38">Проведение тестирования производительности для оценки работы приложения при различных нагрузках.</text:p>
        </text:list-item>
      </text:list>
      <text:h text:style-name="Heading_20_2" text:outline-level="2"><text:soft-page-break/>VII. Интеграция и развертывание</text:h>
      <text:h text:style-name="Heading_20_3" text:outline-level="3">A. Интеграция с другими системами:</text:h>
      <text:list text:style-name="L29">
        <text:list-item>
          <text:p text:style-name="P39">Интеграция с системами управления запасами, учета заказов, системами оплаты и доставки.</text:p>
        </text:list-item>
      </text:list>
      <text:h text:style-name="Heading_20_3" text:outline-level="3">B. Развертывание на сервере:</text:h>
      <text:list text:style-name="L30">
        <text:list-item>
          <text:p text:style-name="P40">Разработка процесса развертывания приложения на сервере, включая установку и настройку всех необходимых компонентов.</text:p>
        </text:list-item>
      </text:list>
      <text:h text:style-name="Heading_20_3" text:outline-level="3">C. Мониторинг и поддержка:</text:h>
      <text:list text:style-name="L31">
        <text:list-item>
          <text:p text:style-name="P41">Организация мониторинга производительности и доступности приложения, а также предоставление технической поддержки.</text:p>
        </text:list-item>
      </text:list>
      <text:h text:style-name="Heading_20_2" text:outline-level="2">VIII. Управление проектом</text:h>
      <text:h text:style-name="Heading_20_3" text:outline-level="3">A. План разработки:</text:h>
      <text:list text:style-name="L32">
        <text:list-item>
          <text:p text:style-name="P42">Определение этапов разработки, сроков и ресурсов, необходимых для завершения проекта.</text:p>
        </text:list-item>
      </text:list>
      <text:h text:style-name="Heading_20_3" text:outline-level="3">B. Распределение обязанностей:</text:h>
      <text:list text:style-name="L33">
        <text:list-item>
          <text:p text:style-name="P43">Распределение задач между членами команды разработки, определение их обязанностей и ответственности.</text:p>
        </text:list-item>
      </text:list>
      <text:h text:style-name="Heading_20_3" text:outline-level="3">C. Контроль прогресса:</text:h>
      <text:list text:style-name="L34">
        <text:list-item>
          <text:p text:style-name="P44">Установление системы контроля прогресса разработки, включая регулярные совещания, отчеты и обновление документации.</text:p>
        </text:list-item>
      </text:list>
      <text:h text:style-name="Heading_20_3" text:outline-level="3">D. Управление рисками:</text:h>
      <text:list text:style-name="L35">
        <text:list-item>
          <text:p text:style-name="P45">Анализ потенциальных рисков проекта и разработка стратегий их предотвращения или управления.</text:p>
        </text:list-item>
      </text:list>
      <text:p text:style-name="Horizontal_20_Line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3:17:52.541000000</meta:creation-date>
    <dc:date>2023-10-07T13:20:10.619000000</dc:date>
    <meta:editing-duration>PT2M18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90" meta:word-count="626" meta:character-count="4973" meta:non-whitespace-character-count="4484"/>
  </office:meta>
</office:document-meta>
</file>